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fo:font-weight="bold" style:font-size-asian="10.5pt" style:font-weight-asian="bold" style:font-weight-complex="bold"/>
    </style:style>
    <style:style style:name="P2" style:family="paragraph" style:parent-style-name="Standard">
      <style:text-properties style:font-name="Ubuntu" fo:font-size="11pt" fo:font-weight="bold" officeooo:rsid="0001d406" officeooo:paragraph-rsid="0001d406" style:font-size-asian="10.5pt" style:font-weight-asian="bold" style:font-weight-complex="bold"/>
    </style:style>
    <style:style style:name="P3" style:family="paragraph" style:parent-style-name="Standard">
      <style:text-properties style:font-name="Ubuntu" fo:font-size="11pt" style:font-size-asian="10.5pt"/>
    </style:style>
    <style:style style:name="T1" style:family="text">
      <style:text-properties officeooo:rsid="0001ea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leriu Predoi</text:p>
      <text:p text:style-name="P3"/>
      <text:p text:style-name="P1">Work</text:p>
      <text:p text:style-name="P1">04/2017 – present, Research S<text:span text:style-name="T1">oftware Engineer</text:span></text:p>
      <text:p text:style-name="P3"><text:s text:c="2"/>- Institution: NCAS-CMS, University of Reading, Reading, UK</text:p>
      <text:p text:style-name="P3"><text:s text:c="2"/>- R<text:span text:style-name="T1">ole specifics:</text:span></text:p>
      <text:p text:style-name="P3"><text:s text:c="4"/>- UKESM core developer</text:p>
      <text:p text:style-name="P3"><text:s text:c="4"/>- <text:span text:style-name="T1">C</text:span>ore technical lead ESMValCore software package,</text:p>
      <text:p text:style-name="P3"><text:s text:c="4"/>- <text:span text:style-name="T1">C</text:span>ore technical lead ESMValTool software package,</text:p>
      <text:p text:style-name="P3"><text:s text:c="4"/>- IPCC AR6 corresponding author</text:p>
      <text:p text:style-name="P3"><text:s text:c="4"/>- Met Office Climate Data Dissemination System developer</text:p>
      <text:p text:style-name="P3"><text:s text:c="4"/>- Projects: MAGIC (past), CRESCENDO and ISENES3 (current)</text:p>
      <text:p text:style-name="P1">04/2014 – 11/2016, Senior Postdoctoral Research Associate</text:p>
      <text:p text:style-name="P3"><text:s text:c="2"/>- Institution: School of Physics and Astronomy, Cardiff University, Cardiff, UK</text:p>
      <text:p text:style-name="P3"><text:s text:c="2"/>- Role: scientific and computational research in gravitational waves</text:p>
      <text:p text:style-name="P1">02/2013 – 02/2014, Postdoctoral Research Fellow</text:p>
      <text:p text:style-name="P3"><text:s text:c="2"/>- Institution: Ryerson University, Toronto, Ontario, Canada</text:p>
      <text:p text:style-name="P3"><text:s text:c="2"/>- Role: mathematical and computational modelling of viral infections</text:p>
      <text:p text:style-name="P1">06/2012-02/2013, Postdoctoral Research Associate</text:p>
      <text:p text:style-name="P3"><text:s text:c="2"/>- Institution: Cardiff University, Cardiff, UK</text:p>
      <text:p text:style-name="P3"><text:s text:c="2"/>- Role: scientific and computational research in gravitational waves</text:p>
      <text:p text:style-name="P3"/>
      <text:p text:style-name="P1">Education</text:p>
      <text:p text:style-name="P1">09/2008 – 09/2012, PhD, Cardiff University, Cardiff, UK</text:p>
      <text:p text:style-name="P3"><text:s text:c="2"/>Research: gravitational waves astrophysics and data analysis.</text:p>
      <text:p text:style-name="P1">03/2007 – 09/2008, MSc, Université de Montréal, Montréal, Canada</text:p>
      <text:p text:style-name="P3"><text:s text:c="2"/>Research: Polarimetry and Submillimetre Astronomy with SCUBA-2/POL camera</text:p>
      <text:p text:style-name="P1">09/2003 – 12/2006, BSc, Jacobs University, Bremen, Germany</text:p>
      <text:p text:style-name="P3"><text:s text:c="2"/>Major: Geosciences and Astrophysics; Minor: Physics</text:p>
      <text:p text:style-name="P3"/>
      <text:p text:style-name="P1">Papers</text:p>
      <text:p text:style-name="P3">- Righi, M., Andela, B., Eyring, V., Lauer, A., Predoi, V., Schlund, M., Vegas-Regidor, J., Bock, L., Brötz, B., de Mora, L., Diblen, F., Dreyer, L., Drost, N., Earnshaw, P., Hassler, B., Koldunov, N., Little, B., Loosveldt Tomas, S., and Zimmermann, K. "ESMValTool v2.0 - Technical overview" Geosci. Model Dev., 13, 1179-1199 doi: 10.5194/gmd-13-1179-2020, 2020 https://gmd.copernicus.org/articles/13/1179/2020/</text:p>
      <text:p text:style-name="P3">- Eyring, V., Bock, L., Lauer, A., Righi, M., Schlund, M., Andela, B., Arnone, E., Bellprat, O., Brötz, B., Caron, L.-P., Carvalhais, N., Cionni, I., Cortesi, N., Crezee, B., Davin, E., Davini, P., Debeire, K., de Mora, L., Deser, C., Docquier, D., Earnshaw, P., Ehbrecht, C., Gier, B. K., Gonzalez-Reviriego, N., Goodman, P., Hagemann, S., Hardiman, S., Hassler, B., Hunter, A., Kadow, C., Kindermann, S., Koirala, S., Koldunov, N., Lejeune, Q., Lembo, V., Lovato, T., Lucarini, V., Massonnet, F., Müller, B., Pandde, A., Pérez-Zanón, N., Phillips, A., Predoi, V., Russell, J., Sellar, A., Serva, F., Stacke, T., Swaminathan, R., Torralba, V., Vegas-Regidor, J., von Hardenberg, J., Weigel, K., and Zimmermann, K. "Earth System Model Evaluation Tool (ESMValTool) v2.0 - an extended set of large-scale diagnostics for quasi-operational and comprehensive evaluation of Earth system models in CMIP" Geosci. Model Dev., 13, 3383-3438 doi: 10.5194/gmd-13-3383-2020, 2020 https://gmd.copernicus.org/articles/13/3383/2020/</text:p>
      <text:p text:style-name="P3">- Weigel, K., Bock, L., Gier, B. K., Lauer, A., Righi, M., Schlund, M., Adeniyi, K., Andela, B., Arnone, E., Berg, P., Caron, L.-P., <text:s/>Cionni, I., Corti, S., Drost, N., Hunter, A., Lledó, L., Mohr, W. C., Paçal, A., Pérez-Zanón, N., Predoi, V., Sandstad, M., Sillmann, J., Sterl, A., Vegas-Regidor, J., von Hardenberg, J., and Eyring, V. "Earth System Model Evaluation Tool (ESMValTool) v2.0 - diagnostics for extreme events, regional and impact evaluation and analysis of Earth system models in CMIP" Geosci. Model Dev. Discuss. doi: 10.5194/gmd-2020-244 (in review) https://gmd.copernicus.org/preprints/gmd-2020-244/</text:p>
      <text:p text:style-name="P3">- Bock, Lauer, A., Schlund, M., Barreiro, M., Bellouin, N., Jones, C., Meehl, G. A., Predoi, V., Roberts, M. J., and Eyring, V. "Quantifying progress across different CMIP phases with the ESMValTool" J. <text:soft-page-break/>Geophys. Res., 125, e2019JD032321 doi: 10.1029/2019JD032321, 2020 https://agupubs.onlinelibrary.wiley.com/doi/10.1029/2019JD032321</text:p>
      <text:p text:style-name="P3">- B. P. Abbott et al. (LIGO Scientific Collaboration and Virgo Collaboration) “Search for gravitational waves associated with gamma-ray bursts during the First Advanced LIGO Observing Run and implications for the Origin of GRB 150906B” The Astrophysical Journal, Volume 841, Number 2, 2017 https://iopscience.iop.org/article/10.3847/1538-4357/aa6c47</text:p>
      <text:p text:style-name="P3">- Sellar, Alistair; Jones, Colin G.; Mulcahy, Jane; Tang, Yongming; Yool, Andrew; Wiltshire, Andy; O'Connor, Fiona; Stringer, Marc; Hill, Richard; Palmieri, Julien; Woodward, Stephanie; de Mora, Lee; Kuhlbrodt, T.; Rumbold, Steven T.; Kelley, Douglas I.; Ellis, Rich; Johnson, Colin E.; Walton, Jeremy; Abraham, NL; Andrews, Martin B.; Andrews, Timothy; Archibald, A. T.; Berthou, Ségolène; Burke, Eleanor; Blockley, Ed; Carslaw, Ken; Dalvi, Mohit; Edwards, John; Folberth, Gerd A.; Gedney, Nicola; Griffiths, Paul; Harper, Anna B.; Hendry, Maggie A.; Hewitt, Alan J.; Johnson, Ben T.; Jones, Andy; Jones, Chris D.; Keeble, James; Liddicoat, Spencer; Morgenstern, Olaf; Parker, Rob J.; Predoi, Valeriu; Robertson, Eddy; Siahaan, Antony; Smith, Robin S.; Smith, Robin; Woodhouse, Matthew T.; Zengast, Guang; Zerroukat, Mohamed "UKESM1: Description and Evaluation of the U.K. Earth System Model" Journal Of Advances In Modeling Earth Systems, 11 (12), 4513-4558 doi:10.1029/2019ms001739 2019 https://agupubs.onlinelibrary.wiley.com/doi/full/10.1029/2019MS001739</text:p>
      <text:p text:style-name="P3">- B.P. Abbott et al. (LIGO Scientific Collaboration and Virgo Collaboration) “Observation of Gravitational Waves from a Binary Black Hole Merger” Phys. Rev. Lett., 116, 061102 Published 11 February 2016 http://journals.aps.org/prl/abstract/10.1103/PhysRevLett.116.061102</text:p>
      <text:p text:style-name="P3">- A.R. Williamson, C. Biwer, S. Fairhurst, I.W. Harry, E. Macdonald, D. Macleod, and V. Predoi “Improved methods for detecting gravitational waves associated with short gamma-ray bursts” Phys. Rev. D, 90, 122004, 2014</text:p>
      <text:p text:style-name="P3">- J. Aasi et al., (for LIGO Scientific Collaboration and Virgo Collaboration, the IPN and NASA/Fermi Gamma-ray Telescopes collaborations) “Search for Gravitational Waves Associated with γ-ray Bursts Detected by the Interplanetary Network”, Phys. Rev. Lett., 113, 011102, 2014</text:p>
      <text:p text:style-name="P3">- V. Predoi for LIGO Scientific Collaboration and Virgo Collaboration and K. Hurley, “Search for gravitational waves associated with the InterPlanetary Network short gamma ray bursts”, Journal of Physics: Conference Series, Volume 363, Number 1, 2012</text:p>
      <text:p text:style-name="P3">- V. Predoi et al., “Prospects for joint radio telescope and gravitational-wave searches for astrophysical transients”, Classical and Quantum Gravity, Volume 27, Number 8, 2010</text:p>
      <text:p text:style-name="P3">- B. Abbott et al. (LIGO Scientific Collaboration, Virgo Collaboration), “Search for gravitational-wave inspiral signals associated with short Gamma-Ray Bursts during LIGO’s fifth and Virgo’s first science run”, The Astrophysical Journal, Volume 715, Number 2, 2010</text:p>
      <text:p text:style-name="P3">- Briggs, M.S. et al. (LIGO Scientific Collaboration, Virgo Collaboration), “Search for gravitational waves associated with gamma-ray bursts during LIGO science run 6 and Virgo science runs 2 and 3”, The Astrophysical Journal, Volume 760, Number 1, 2012</text:p>
      <text:p text:style-name="P3">- Abadie, J. et. al. (LIGO Scientific Collaboration, Virgo Collaboration) “Search for Gravitational Waves from Low Mass Compact Binary Coalescence in LIGO’s Sixth <text:s text:c="2"/>Science Run and Virgo’s Science Runs 2 and 3” Phys.Rev. D, 85, 082002, 201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0:18:00.877301389</meta:creation-date>
    <dc:date>2021-02-22T10:52:36.157543426</dc:date>
    <meta:editing-duration>PT5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957" meta:character-count="7100" meta:non-whitespace-character-count="6130"/>
  </office:meta>
</office:document-meta>
</file>